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a77742" officeooo:paragraph-rsid="00a77742"/>
    </style:style>
    <style:style style:name="P2" style:family="paragraph" style:parent-style-name="Text_20_body">
      <style:text-properties officeooo:rsid="00b07682" officeooo:paragraph-rsid="00b07682"/>
    </style:style>
    <style:style style:name="P3" style:family="paragraph" style:parent-style-name="Text_20_body">
      <style:text-properties officeooo:rsid="00b3d22e" officeooo:paragraph-rsid="00b3d22e"/>
    </style:style>
    <style:style style:name="P4" style:family="paragraph" style:parent-style-name="Heading_20_1" style:list-style-name=""/>
    <style:style style:name="P5" style:family="paragraph" style:parent-style-name="Heading_20_1">
      <style:paragraph-properties fo:break-before="page"/>
      <style:text-properties officeooo:rsid="0094ed74" officeooo:paragraph-rsid="0094ed74"/>
    </style:style>
    <style:style style:name="P6" style:family="paragraph" style:parent-style-name="Heading_20_2">
      <style:text-properties officeooo:rsid="00b07682" officeooo:paragraph-rsid="00b07682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officeooo:rsid="00a7774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<text:a xlink:type="simple" xlink:href="#__RefHeading__17544_1778572435" text:style-name="Index_20_Link" text:visited-style-name="Index_20_Link"><text:s/>1 B<text:tab/>2</text:a></text:p>
          <text:p text:style-name="P8"><text:a xlink:type="simple" xlink:href="#__RefHeading___Toc30272_2070464257" text:style-name="Index_20_Link" text:visited-style-name="Index_20_Link"><text:s/>1.1 Shortcuts<text:tab/>2</text:a></text:p>
          <text:p text:style-name="P9"><text:a xlink:type="simple" xlink:href="#__RefHeading___Toc30274_2070464257" text:style-name="Index_20_Link" text:visited-style-name="Index_20_Link"><text:s/>1.1.1 Shifting lines of code to the right or left<text:tab/>2</text:a></text:p>
        </text:index-body>
      </text:table-of-content>
      <text:h text:style-name="P4" text:outline-level="1"/>
      <text:h text:style-name="P5" text:outline-level="1"><text:bookmark-start text:name="__RefHeading__17544_1778572435"/>B<text:bookmark-end text:name="__RefHeading__17544_1778572435"/></text:h>
      <text:h text:style-name="P6" text:outline-level="2"><text:bookmark-start text:name="__RefHeading___Toc30272_2070464257"/>Shortcuts<text:bookmark-end text:name="__RefHeading___Toc30272_2070464257"/></text:h>
      <text:h text:style-name="Heading_20_3" text:outline-level="3"><text:bookmark-start text:name="__RefHeading___Toc30274_2070464257"/>Shifting lines of code to the right or left<text:bookmark-end text:name="__RefHeading___Toc30274_2070464257"/></text:h>
      <text:p text:style-name="Text_20_body"><text:span text:style-name="T1">T</text:span>o move the text to the right, press <text:span text:style-name="Strong_20_Emphasis">Tab</text:span>.</text:p>
      <text:p text:style-name="Text_20_body">To move the text to the left, press <text:span text:style-name="Strong_20_Emphasis">Shift+Tab</text:span>.</text:p>
      <text:p text:style-name="Text_20_body"/>
      <text:p text:style-name="P1"><text:a xlink:type="simple" xlink:href="https://help.eclipse.org/neon/index.jsp?topic=%2Forg.eclipse.cdt.doc.user%2Ftasks%2Fcdt_t_shift_code.htm" text:style-name="Internet_20_link" text:visited-style-name="Visited_20_Internet_20_Link">https://help.eclipse.org/neon/index.jsp?topic=%2Forg.eclipse.cdt.doc.user%2Ftasks%2Fcdt_t_shift_code.htm</text:a></text:p>
      <text:h text:style-name="Heading_20_3" text:outline-level="3">selecting texts between the cursor and the beginning/end of the text entry.</text:h>
      <text:p text:style-name="P2">Shift + home/end</text:p>
      <text:p text:style-name="P3"><text:a xlink:type="simple" xlink:href="https://www.howtogeek.com/115664/42-text-editing-keyboard-shortcuts-that-work-almost-everywhere/" text:style-name="Internet_20_link" text:visited-style-name="Visited_20_Internet_20_Link">https://www.howtogeek.com/115664/42-text-editing-keyboard-shortcuts-that-work-almost-everywhere/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21:08:13.462241763</meta:creation-date>
    <meta:editing-duration>P2DT16H42M40S</meta:editing-duration>
    <meta:editing-cycles>32</meta:editing-cycles>
    <meta:generator>LibreOffice/5.2.7.2$Linux_X86_64 LibreOffice_project/20m0$Build-2</meta:generator>
    <dc:date>2019-01-02T11:19:41.677919810</dc:date>
    <meta:document-statistic meta:table-count="0" meta:image-count="0" meta:object-count="0" meta:page-count="2" meta:paragraph-count="13" meta:word-count="70" meta:character-count="544" meta:non-whitespace-character-count="480"/>
    <meta:user-defined meta:name="Info 1"/>
    <meta:user-defined meta:name="Info 2"/>
    <meta:user-defined meta:name="Info 3"/>
    <meta:user-defined meta:name="Info 4"/>
  </office:meta>
</office:document-meta>
</file>